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C000001B2DF8D472E.png" manifest:media-type="image/png"/>
  <manifest:file-entry manifest:full-path="Pictures/1000020100000C6F0000093C9F1FB9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rebuchetMS" svg:font-family="TrebuchetMS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center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2701in" svg:y="0in" svg:width="4.5in" svg:height="3.3402in" draw:z-index="0"><draw:image xlink:href="Pictures/1000020100000C6F0000093C9F1FB9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4">Open Source</text:p>
      <text:p text:style-name="P4">Comes to Campus</text:p>
      <text:p text:style-name="P2">is in room </text:p>
      <text:p text:style-name="P3"><text:span text:style-name="T2">CSB 452</text:span></text:p>
      <text:p text:style-name="P3"><draw:frame draw:style-name="fr1" draw:name="graphics2" text:anchor-type="paragraph" svg:x="1.9937in" svg:y="0.1472in" svg:width="2.9374in" svg:height="2.978in" draw:z-index="1"><draw:image xlink:href="Pictures/100002010000016C000001B2DF8D472E.png" xlink:type="simple" xlink:show="embed" xlink:actuate="onLoad"/></draw:frame><text:span text:style-name="T2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rebuchetMS" svg:font-family="TrebuchetMS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4T20:10:05</meta:creation-date>
    <dc:date>2013-10-17T12:12:34</dc:date>
    <dc:creator>Shauna </dc:creator>
    <meta:editing-duration>PT8M5S</meta:editing-duration>
    <meta:editing-cycles>3</meta:editing-cycles>
    <meta:generator>LibreOffice/3.5$Linux_x86 LibreOffice_project/350m1$Build-2</meta:generator>
    <meta:document-statistic meta:table-count="0" meta:image-count="2" meta:object-count="0" meta:page-count="1" meta:paragraph-count="4" meta:word-count="10" meta:character-count="44" meta:non-whitespace-character-count="37"/>
  </office:meta>
</office:document-meta>
</file>